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2" style:display-name="P2" style:parent-style-name="Normal">
      <style:paragraph-properties fo:text-align="center"/>
      <style:text-properties style:text-underline-type="single" fo:font-size="14pt" fo:font-weight="bold"/>
    </style:style>
    <style:style style:family="paragraph" style:name="P3" style:display-name="P3" style:parent-style-name="Normal">
      <style:paragraph-properties fo:text-align="left"/>
      <style:text-properties style:text-underline-type="single" fo:font-size="14pt" fo:font-weight="bold"/>
    </style:style>
    <style:style style:family="paragraph" style:name="P4" style:display-name="P4" style:parent-style-name="Normal">
      <style:paragraph-properties fo:text-align="left"/>
      <style:text-properties fo:font-size="14pt" fo:font-weight="normal"/>
    </style:style>
    <style:style style:family="paragraph" style:name="P1" style:display-name="P1" style:parent-style-name="Normal">
      <style:paragraph-properties fo:text-align="center" fo:break-before="page"/>
      <style:text-properties style:text-underline-type="single" fo:font-size="14pt" fo:font-weight="bold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Projet « Alpha » - Cahier des charges sur le gameplay</text:p>
        <text:p text:style-name="P2"/>
        <text:p text:style-name="P2"/>
        <text:p text:style-name="P3">But :</text:p>
        <text:p text:style-name="P4"/>
        <text:p text:style-name="P4">Survivre.</text:p>
        <text:p text:style-name="P4"/>
        <text:p text:style-name="P3">Règles :</text:p>
        <text:p text:style-name="P3"/>
        <text:p text:style-name="P4">- autre troupes de loups</text:p>
        <text:p text:style-name="P4">- apparition de loups solitaires ( recrutement ou chasse ou … )</text:p>
        <text:p text:style-name="P4">- gestion du territoire</text:p>
        <text:p text:style-name="P4">- apparition de bêtes sauvages ( prédateurs )</text:p>
        <text:p text:style-name="P4">- gestion de l'autorité de la meute</text:p>
        <text:p text:style-name="P4">- gestion de la nourriture ( viande, fruits, chasse )</text:p>
        <text:p text:style-name="P4">- gestion moral ( sûreté )</text:p>
        <text:p text:style-name="P4">- gestion des naissances ( construction tanière, nourriture )</text:p>
        <text:p text:style-name="P4">- autres événements aléatoires comme le feu ..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1.251cm"/>
    </style:default-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Normal" style:display-name="Normal">
      <style:paragraph-properties style:writing-mode="lr"/>
      <style:text-properties style:font-name="Liberation Serif" fo:font-size="12pt" fo:language="fr" fo:country="FR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initial-creator>llucas </meta:initial-creator>
    <dc:creator>llucas </dc:creator>
    <meta:creation-date>2014-10-08T15:17:28.639480056</meta:creation-date>
    <dc:date>Wed Oct  8 17:38:55 2014
</dc:date>
  </office:meta>
</office:document-meta>
</file>